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3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4" style:family="paragraph" style:parent-style-name="Text_20_body">
      <style:paragraph-properties style:shadow="none"/>
      <style:text-properties fo:color="#666666" loext:opacity="100%" fo:font-weight="bold" officeooo:rsid="0013023f" officeooo:paragraph-rsid="0013023f"/>
    </style:style>
    <style:style style:name="P5" style:family="paragraph" style:parent-style-name="Text_20_body">
      <style:paragraph-properties fo:margin-left="0in" fo:margin-right="0in" fo:text-indent="0in" style:auto-text-indent="false" style:shadow="none"/>
      <style:text-properties officeooo:paragraph-rsid="0017273a"/>
    </style:style>
    <style:style style:name="P6" style:family="paragraph" style:parent-style-name="Heading_20_1">
      <style:paragraph-properties style:shadow="none"/>
      <style:text-properties officeooo:rsid="000d1e89" officeooo:paragraph-rsid="000d1e89"/>
    </style:style>
    <style:style style:name="P7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8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9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10" style:family="paragraph" style:parent-style-name="Text_20_body" style:list-style-name="L1">
      <style:paragraph-properties style:shadow="none"/>
      <style:text-properties fo:font-weight="normal" officeooo:rsid="0013f2a7" officeooo:paragraph-rsid="0013f2a7"/>
    </style:style>
    <style:style style:name="P11" style:family="paragraph" style:parent-style-name="Text_20_body" style:list-style-name="L2">
      <style:paragraph-properties style:shadow="none"/>
      <style:text-properties officeooo:rsid="000d1e89" officeooo:paragraph-rsid="000d1e89"/>
    </style:style>
    <style:style style:name="P1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T1" style:family="text">
      <style:text-properties fo:font-weight="normal" officeooo:rsid="0013f2a7"/>
    </style:style>
    <style:style style:name="T2" style:family="text">
      <style:text-properties fo:font-weight="normal" officeooo:rsid="0017273a"/>
    </style:style>
    <style:style style:name="T3" style:family="text">
      <style:text-properties fo:font-weight="normal" officeooo:rsid="001937fc"/>
    </style:style>
    <style:style style:name="T4" style:family="text">
      <style:text-properties fo:font-weight="normal" officeooo:rsid="000d1e89"/>
    </style:style>
    <style:style style:name="T5" style:family="text">
      <style:text-properties officeooo:rsid="00157aba"/>
    </style:style>
    <style:style style:name="T6" style:family="text">
      <style:text-properties officeooo:rsid="0017273a"/>
    </style:style>
    <style:style style:name="T7" style:family="text">
      <style:text-properties fo:font-style="normal" fo:font-weight="normal" officeooo:rsid="0017273a"/>
    </style:style>
    <style:style style:name="T8" style:family="text">
      <style:text-properties fo:font-style="normal" fo:font-weight="normal" officeooo:rsid="000d1e89"/>
    </style:style>
    <style:style style:name="T9" style:family="text">
      <style:text-properties fo:font-weight="bold" officeooo:rsid="0013f2a7"/>
    </style:style>
    <style:style style:name="T10" style:family="text">
      <style:text-properties fo:font-weight="bold" officeooo:rsid="000d1e89"/>
    </style:style>
    <style:style style:name="T11" style:family="text">
      <style:text-properties officeooo:rsid="000d1e89"/>
    </style:style>
    <style:style style:name="T12" style:family="text">
      <style:text-properties officeooo:rsid="000dcbf1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Min Thaw Zin</text:h>
      <text:p text:style-name="P4"><text:span text:style-name="T11">9N987 Koshare Trail, Elgin</text:span><text:line-break/><text:span text:style-name="T11">IL, USA</text:span></text:p>
      <text:p text:style-name="P4">(<text:span text:style-name="T11">331</text:span>) <text:span text:style-name="T11">588 7072</text:span> </text:p>
      <text:p text:style-name="P4"><text:span text:style-name="T11">minthawzin182002@gmail.com</text:span><text:line-break/>https://github.com/Min-13</text:p>
      <text:h text:style-name="P7" text:outline-level="3">Education</text:h>
      <text:p text:style-name="P5"><text:span text:style-name="T10">High School Education</text:span><text:span text:style-name="T9"><text:line-break/></text:span><text:span text:style-name="T4">Aung Kaung San Private High School</text:span><text:span text:style-name="T1"><text:line-break/></text:span><text:span text:style-name="T7">Cumulative GPA: </text:span><text:span text:style-name="T8">3.5</text:span></text:p>
      <text:p text:style-name="P3"><text:span text:style-name="T6">BS in </text:span><text:span text:style-name="T11">Computer Science</text:span><text:span text:style-name="T2"><text:line-break/></text:span><text:span text:style-name="T4">Judson University</text:span><text:span text:style-name="T2">, May 20</text:span><text:span text:style-name="T4">27</text:span><text:span text:style-name="T2"><text:line-break/>Cumulative GPA: 3.</text:span><text:span text:style-name="T4">69</text:span></text:p>
      <text:h text:style-name="P8" text:outline-level="3">Experience</text:h>
      <text:section text:style-name="Sect1" text:name="Section1">
        <text:p text:style-name="P2"><text:span text:style-name="T11">Zoom Coordinator &amp; Content Creator</text:span><text:line-break/><text:span text:style-name="T4">First Presbyterian Church of Elgin</text:span></text:p>
        <text:p text:style-name="P1"><text:span text:style-name="T11">Sep</text:span> 20<text:span text:style-name="T11">23</text:span> – <text:span text:style-name="T11">Present</text:span> </text:p>
      </text:section>
      <text:list xml:id="list1203148830" text:style-name="L1">
        <text:list-item>
          <text:p text:style-name="P10"><text:s/><text:span text:style-name="T11">Create and managed content for the Facebook page to promote communit</text:span><text:span text:style-name="T12">y activities.</text:span></text:p>
        </text:list-item>
      </text:list>
      <text:h text:style-name="P9" text:outline-level="3">Skills</text:h>
      <text:section text:style-name="Sect2" text:name="Section3">
        <text:list xml:id="list3112438519" text:style-name="L2">
          <text:list-item>
            <text:p text:style-name="P11">Problem-solving</text:p>
          </text:list-item>
          <text:list-item>
            <text:p text:style-name="P11">Computational Thinking</text:p>
          </text:list-item>
          <text:list-item>
            <text:p text:style-name="P11">C Programming Language</text:p>
          </text:list-item>
          <text:list-item>
            <text:p text:style-name="P11">Linux</text:p>
          </text:list-item>
          <text:list-item>
            <text:p text:style-name="P11">Github / Git</text:p>
          </text:list-item>
          <text:list-item>
            <text:p text:style-name="P11">Microsoft Office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00:59.148124109</meta:creation-date>
    <meta:editing-duration>PT1M5S</meta:editing-duration>
    <meta:editing-cycles>2</meta:editing-cycles>
    <meta:generator>LibreOffice/7.3.7.2$Linux_AARCH64 LibreOffice_project/30$Build-2</meta:generator>
    <dc:title>Resume</dc:title>
    <dc:date>2024-10-01T22:12:04.954885852</dc:date>
    <meta:document-statistic meta:table-count="0" meta:image-count="0" meta:object-count="0" meta:page-count="1" meta:paragraph-count="18" meta:word-count="84" meta:character-count="554" meta:non-whitespace-character-count="491"/>
    <meta:template xlink:type="simple" xlink:actuate="onRequest" xlink:title="Resume" xlink:href="../../../../usr/lib/libreoffice/share/template/common/personal/Resume1page.ott" meta:date="2024-10-01T22:00:58.588403451"/>
  </office:meta>
</office:document-meta>
</file>